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36">
      <style:table-cell-properties fo:background-color="#dee6ef" fo:border="0.74pt solid #000000"/>
    </style:style>
    <style:style style:name="ce11" style:family="table-cell" style:parent-style-name="Default" style:data-style-name="N136">
      <style:table-cell-properties fo:background-color="transparent" fo:border="0.74pt solid #000000"/>
    </style:style>
    <style:style style:name="ce13" style:family="table-cell" style:parent-style-name="Default" style:data-style-name="N2">
      <style:table-cell-properties fo:background-color="#dee6ef" fo:border="0.74pt solid #000000"/>
    </style:style>
    <style:style style:name="ce14" style:family="table-cell" style:parent-style-name="Default" style:data-style-name="N2">
      <style:table-cell-properties fo:background-color="transparent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6ef" fo:border="0.74pt solid #000000"/>
    </style:style>
    <style:style style:name="ce28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d7d7" fo:border="0.74pt solid #000000"/>
    </style:style>
    <style:style style:name="ce7" style:family="table-cell" style:parent-style-name="Default" style:data-style-name="N137">
      <style:table-cell-properties fo:background-color="#dee6ef" fo:border="0.74pt solid #000000"/>
    </style:style>
    <style:style style:name="ce8" style:family="table-cell" style:parent-style-name="Default" style:data-style-name="N137">
      <style:table-cell-properties fo:background-color="transparent" fo:border="0.74pt solid #000000"/>
    </style:style>
    <style:style style:name="ce9" style:family="table-cell" style:parent-style-name="Default" style:data-style-name="N137">
      <style:table-cell-properties fo:border="0.74pt solid #000000"/>
    </style:style>
    <style:style style:name="ce6" style:family="table-cell" style:parent-style-name="Default" style:data-style-name="N137">
      <style:table-cell-properties fo:background-color="#ffd7d7" fo:border="0.74pt solid #000000"/>
    </style:style>
    <style:style style:name="ce37" style:family="table-cell" style:parent-style-name="Default" style:data-style-name="N136">
      <style:table-cell-properties fo:background-color="#dee6ef" fo:border="0.74pt solid #000000"/>
    </style:style>
    <style:style style:name="ce38" style:family="table-cell" style:parent-style-name="Default" style:data-style-name="N136">
      <style:table-cell-properties fo:background-color="transparent" fo:border="0.74pt solid #000000"/>
    </style:style>
    <style:style style:name="ce12" style:family="table-cell" style:parent-style-name="Default" style:data-style-name="N136">
      <style:table-cell-properties fo:border="0.74pt solid #000000"/>
    </style:style>
    <style:style style:name="ce40" style:family="table-cell" style:parent-style-name="Default" style:data-style-name="N2">
      <style:table-cell-properties fo:background-color="#dee6ef" fo:border="0.74pt solid #000000"/>
    </style:style>
    <style:style style:name="ce41" style:family="table-cell" style:parent-style-name="Default" style:data-style-name="N2">
      <style:table-cell-properties fo:background-color="transparent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136">
      <style:table-cell-properties fo:background-color="#ffd7d7" fo:border="0.74pt solid #000000"/>
    </style:style>
    <style:style style:name="ce4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tave_Raw_Output" table:style-name="ta1">
        <table:table-column table:style-name="co1" table:default-cell-style-name="ce29"/>
        <table:table-column table:style-name="co1" table:number-columns-repeated="3" table:default-cell-style-name="ce9"/>
        <table:table-column table:style-name="co1" table:number-columns-repeated="4" table:default-cell-style-name="ce29"/>
        <table:table-column table:style-name="co1" table:number-columns-repeated="3" table:default-cell-style-name="ce12"/>
        <table:table-column table:style-name="co1" table:number-columns-repeated="2" table:default-cell-style-name="ce15"/>
        <table:table-column table:style-name="co1" table:default-cell-style-name="ce1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</table:table-row>
        <table:table-row table:style-name="ro2">
          <table:table-cell table:style-name="ce27" office:value-type="string" calcext:value-type="string">
            <text:p>leonovoo</text:p>
          </table:table-cell>
          <table:table-cell table:number-columns-repeated="2" table:style-name="ce7" office:value-type="float" office:value="1864.2224528878" calcext:value-type="float">
            <text:p>1864.2</text:p>
          </table:table-cell>
          <table:table-cell table:style-name="ce7" office:value-type="float" office:value="1876.98513159692" calcext:value-type="float">
            <text:p>1877.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81641285810913" calcext:value-type="float">
            <text:p>0.482</text:p>
          </table:table-cell>
          <table:table-cell table:number-columns-repeated="2"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2.07623397216946" calcext:value-type="float">
            <text:p>2.08</text:p>
          </table:table-cell>
          <table:table-cell table:style-name="ce37" office:value-type="float" office:value="0.759805289818206" calcext:value-type="float">
            <text:p>0.760</text:p>
          </table:table-cell>
        </table:table-row>
        <table:table-row table:style-name="ro2">
          <table:table-cell table:style-name="ce27" office:value-type="string" calcext:value-type="string">
            <text:p>YoSoyPacho</text:p>
          </table:table-cell>
          <table:table-cell table:number-columns-repeated="2" table:style-name="ce7" office:value-type="float" office:value="1722.68241589995" calcext:value-type="float">
            <text:p>1722.7</text:p>
          </table:table-cell>
          <table:table-cell table:style-name="ce7" office:value-type="float" office:value="1701.71215507234" calcext:value-type="float">
            <text:p>1701.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30142037650249" calcext:value-type="float">
            <text:p>0.530</text:p>
          </table:table-cell>
          <table:table-cell table:number-columns-repeated="2"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8862869362941" calcext:value-type="float">
            <text:p>1.89</text:p>
          </table:table-cell>
          <table:table-cell table:style-name="ce37" office:value-type="float" office:value="0.702117502259461" calcext:value-type="float">
            <text:p>0.702</text:p>
          </table:table-cell>
        </table:table-row>
        <table:table-row table:style-name="ro2">
          <table:table-cell table:style-name="ce27" office:value-type="string" calcext:value-type="string">
            <text:p>e1sTea</text:p>
          </table:table-cell>
          <table:table-cell table:number-columns-repeated="2" table:style-name="ce7" office:value-type="float" office:value="2084.82307231304" calcext:value-type="float">
            <text:p>2084.8</text:p>
          </table:table-cell>
          <table:table-cell table:style-name="ce7" office:value-type="float" office:value="2111.88129060702" calcext:value-type="float">
            <text:p>2111.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61138630116649" calcext:value-type="float">
            <text:p>0.461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626408960382" calcext:value-type="float">
            <text:p>1.63</text:p>
          </table:table-cell>
          <table:table-cell table:style-name="ce37" office:value-type="float" office:value="0.849715974735033" calcext:value-type="float">
            <text:p>0.850</text:p>
          </table:table-cell>
        </table:table-row>
        <table:table-row table:style-name="ro2">
          <table:table-cell table:style-name="ce27" office:value-type="string" calcext:value-type="string">
            <text:p>chanchilaru</text:p>
          </table:table-cell>
          <table:table-cell table:number-columns-repeated="2" table:style-name="ce7" office:value-type="float" office:value="1956.03579856308" calcext:value-type="float">
            <text:p>1956.0</text:p>
          </table:table-cell>
          <table:table-cell table:style-name="ce7" office:value-type="float" office:value="1957.78985884295" calcext:value-type="float">
            <text:p>1957.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97475725788527" calcext:value-type="float">
            <text:p>0.497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50761124839048" calcext:value-type="float">
            <text:p>1.51</text:p>
          </table:table-cell>
          <table:table-cell table:style-name="ce37" office:value-type="float" office:value="0.797225859242162" calcext:value-type="float">
            <text:p>0.797</text:p>
          </table:table-cell>
        </table:table-row>
        <table:table-row table:style-name="ro2">
          <table:table-cell table:style-name="ce27" office:value-type="string" calcext:value-type="string">
            <text:p>harooooo</text:p>
          </table:table-cell>
          <table:table-cell table:number-columns-repeated="2" table:style-name="ce7" office:value-type="float" office:value="1907.5585459268" calcext:value-type="float">
            <text:p>1907.6</text:p>
          </table:table-cell>
          <table:table-cell table:style-name="ce7" office:value-type="float" office:value="1946.26444516896" calcext:value-type="float">
            <text:p>1946.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44527034817765" calcext:value-type="float">
            <text:p>0.445</text:p>
          </table:table-cell>
          <table:table-cell table:style-name="ce37" office:value-type="float" office:value="0.666666666666667" calcext:value-type="float">
            <text:p>0.667</text:p>
          </table:table-cell>
          <table:table-cell table:style-name="ce37" office:value-type="float" office:value="0.875" calcext:value-type="float">
            <text:p>0.875</text:p>
          </table:table-cell>
          <table:table-cell table:style-name="ce40" office:value-type="float" office:value="1.49972130927868" calcext:value-type="float">
            <text:p>1.50</text:p>
          </table:table-cell>
          <table:table-cell table:style-name="ce40" office:value-type="float" office:value="1.31225614561884" calcext:value-type="float">
            <text:p>1.31</text:p>
          </table:table-cell>
          <table:table-cell table:style-name="ce37" office:value-type="float" office:value="0.777467877606525" calcext:value-type="float">
            <text:p>0.777</text:p>
          </table:table-cell>
        </table:table-row>
        <table:table-row table:style-name="ro2">
          <table:table-cell table:style-name="ce27" office:value-type="string" calcext:value-type="string">
            <text:p>xRavyn</text:p>
          </table:table-cell>
          <table:table-cell table:number-columns-repeated="2" table:style-name="ce7" office:value-type="float" office:value="1716.41305070433" calcext:value-type="float">
            <text:p>1716.4</text:p>
          </table:table-cell>
          <table:table-cell table:style-name="ce7" office:value-type="float" office:value="1661.566988487" calcext:value-type="float">
            <text:p>1661.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78280663197279" calcext:value-type="float">
            <text:p>0.578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9694808720267" calcext:value-type="float">
            <text:p>1.30</text:p>
          </table:table-cell>
          <table:table-cell table:style-name="ce37" office:value-type="float" office:value="0.699562283148107" calcext:value-type="float">
            <text:p>0.700</text:p>
          </table:table-cell>
        </table:table-row>
        <table:table-row table:style-name="ro2">
          <table:table-cell table:style-name="ce27" office:value-type="string" calcext:value-type="string">
            <text:p>Metalmania</text:p>
          </table:table-cell>
          <table:table-cell table:number-columns-repeated="2" table:style-name="ce7" office:value-type="float" office:value="1567.10987464413" calcext:value-type="float">
            <text:p>1567.1</text:p>
          </table:table-cell>
          <table:table-cell table:style-name="ce7" office:value-type="float" office:value="1500.20296103622" calcext:value-type="float">
            <text:p>1500.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95113931785935" calcext:value-type="float">
            <text:p>0.595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6026288403172" calcext:value-type="float">
            <text:p>1.26</text:p>
          </table:table-cell>
          <table:table-cell table:style-name="ce37" office:value-type="float" office:value="0.638710455737988" calcext:value-type="float">
            <text:p>0.639</text:p>
          </table:table-cell>
        </table:table-row>
        <table:table-row table:style-name="ro2">
          <table:table-cell table:style-name="ce27" office:value-type="string" calcext:value-type="string">
            <text:p>Chipmunk</text:p>
          </table:table-cell>
          <table:table-cell table:number-columns-repeated="2" table:style-name="ce7" office:value-type="float" office:value="1379.87786656342" calcext:value-type="float">
            <text:p>1379.9</text:p>
          </table:table-cell>
          <table:table-cell table:style-name="ce7" office:value-type="float" office:value="1373.47969543253" calcext:value-type="float">
            <text:p>1373.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09206667696324" calcext:value-type="float">
            <text:p>0.509</text:p>
          </table:table-cell>
          <table:table-cell table:style-name="ce37" office:value-type="float" office:value="0.625" calcext:value-type="float">
            <text:p>0.625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2739948168301" calcext:value-type="float">
            <text:p>1.23</text:p>
          </table:table-cell>
          <table:table-cell table:style-name="ce37" office:value-type="float" office:value="0.562399889934728" calcext:value-type="float">
            <text:p>0.562</text:p>
          </table:table-cell>
        </table:table-row>
        <table:table-row table:style-name="ro2">
          <table:table-cell table:style-name="ce28" office:value-type="string" calcext:value-type="string">
            <text:p>TheTiger</text:p>
          </table:table-cell>
          <table:table-cell table:number-columns-repeated="2" table:style-name="ce8" office:value-type="float" office:value="2004.80639819303" calcext:value-type="float">
            <text:p>2004.8</text:p>
          </table:table-cell>
          <table:table-cell table:style-name="ce8" office:value-type="float" office:value="2277.50499030949" calcext:value-type="float">
            <text:p>2277.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25" calcext:value-type="float">
            <text:p>1.25</text:p>
          </table:table-cell>
          <table:table-cell table:style-name="ce38" office:value-type="float" office:value="0.17224785900368" calcext:value-type="float">
            <text:p>0.172</text:p>
          </table:table-cell>
          <table:table-cell table:style-name="ce38" office:value-type="float" office:value="0.25" calcext:value-type="float">
            <text:p>0.250</text:p>
          </table:table-cell>
          <table:table-cell table:style-name="ce38" office:value-type="float" office:value="0.84375" calcext:value-type="float">
            <text:p>0.844</text:p>
          </table:table-cell>
          <table:table-cell table:style-name="ce41" office:value-type="float" office:value="1.45139685013245" calcext:value-type="float">
            <text:p>1.45</text:p>
          </table:table-cell>
          <table:table-cell table:style-name="ce41" office:value-type="float" office:value="1.22461609229926" calcext:value-type="float">
            <text:p>1.22</text:p>
          </table:table-cell>
          <table:table-cell table:style-name="ce38" office:value-type="float" office:value="0.817103400964202" calcext:value-type="float">
            <text:p>0.817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6.77477723285" calcext:value-type="float">
            <text:p>1666.8</text:p>
          </table:table-cell>
          <table:table-cell office:value-type="float" office:value="1636.40076297841" calcext:value-type="float">
            <text:p>1636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543600698845937" calcext:value-type="float">
            <text:p>0.54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6875" calcext:value-type="float">
            <text:p>0.969</text:p>
          </table:table-cell>
          <table:table-cell office:value-type="float" office:value="1.22639037823535" calcext:value-type="float">
            <text:p>1.23</text:p>
          </table:table-cell>
          <table:table-cell office:value-type="float" office:value="1.18806567891549" calcext:value-type="float">
            <text:p>1.19</text:p>
          </table:table-cell>
          <table:table-cell office:value-type="float" office:value="0.67933110166939" calcext:value-type="float">
            <text:p>0.679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table:number-columns-repeated="2" office:value-type="float" office:value="2453.55287449215" calcext:value-type="float">
            <text:p>2453.6</text:p>
          </table:table-cell>
          <table:table-cell office:value-type="float" office:value="2248.05421660233" calcext:value-type="float">
            <text:p>2248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65476975027416" calcext:value-type="float">
            <text:p>0.76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14307814414491" calcext:value-type="float">
            <text:p>1.14</text:p>
          </table:table-cell>
          <table:table-cell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53.19341833956" calcext:value-type="float">
            <text:p>1353.2</text:p>
          </table:table-cell>
          <table:table-cell office:value-type="float" office:value="1302.19473003602" calcext:value-type="float">
            <text:p>1302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2870403807676" calcext:value-type="float">
            <text:p>0.573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9099718862388" calcext:value-type="float">
            <text:p>1.09</text:p>
          </table:table-cell>
          <table:table-cell office:value-type="float" office:value="0.55152405004504" calcext:value-type="float">
            <text:p>0.552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24432431754" calcext:value-type="float">
            <text:p>1109.2</text:p>
          </table:table-cell>
          <table:table-cell office:value-type="float" office:value="1219.49541499874" calcext:value-type="float">
            <text:p>1219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6455488145221" calcext:value-type="float">
            <text:p>0.346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8239012753873" calcext:value-type="float">
            <text:p>1.08</text:p>
          </table:table-cell>
          <table:table-cell office:value-type="float" office:value="0.452097175426528" calcext:value-type="float">
            <text:p>0.452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05.90218329612" calcext:value-type="float">
            <text:p>1605.9</text:p>
          </table:table-cell>
          <table:table-cell office:value-type="float" office:value="1629.27363211603" calcext:value-type="float">
            <text:p>1629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6416421898781" calcext:value-type="float">
            <text:p>0.466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7200342124426" calcext:value-type="float">
            <text:p>1.07</text:p>
          </table:table-cell>
          <table:table-cell office:value-type="float" office:value="0.654521123221573" calcext:value-type="float">
            <text:p>0.655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23.25068792536" calcext:value-type="float">
            <text:p>1223.3</text:p>
          </table:table-cell>
          <table:table-cell office:value-type="float" office:value="1318.23726972281" calcext:value-type="float">
            <text:p>1318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6610235747029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2288469724768" calcext:value-type="float">
            <text:p>1.02</text:p>
          </table:table-cell>
          <table:table-cell office:value-type="float" office:value="0.498563002510616" calcext:value-type="float">
            <text:p>0.49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30.60300095129" calcext:value-type="float">
            <text:p>1530.6</text:p>
          </table:table-cell>
          <table:table-cell office:value-type="float" office:value="1529.23173367588" calcext:value-type="float">
            <text:p>1529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1973401994972" calcext:value-type="float">
            <text:p>0.502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99606871203309" calcext:value-type="float">
            <text:p>1.00</text:p>
          </table:table-cell>
          <table:table-cell office:value-type="float" office:value="0.623831268061872" calcext:value-type="float">
            <text:p>0.624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3.55619939731" calcext:value-type="float">
            <text:p>1423.6</text:p>
          </table:table-cell>
          <table:table-cell office:value-type="float" office:value="1381.18466030302" calcext:value-type="float">
            <text:p>1381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60677026900812" calcext:value-type="float">
            <text:p>0.56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1.1890386705368" calcext:value-type="float">
            <text:p>1.19</text:p>
          </table:table-cell>
          <table:table-cell office:value-type="float" office:value="0.891779002902599" calcext:value-type="float">
            <text:p>0.89</text:p>
          </table:table-cell>
          <table:table-cell office:value-type="float" office:value="0.580201965157146" calcext:value-type="float">
            <text:p>0.580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7.39606090854" calcext:value-type="float">
            <text:p>1547.4</text:p>
          </table:table-cell>
          <table:table-cell office:value-type="float" office:value="1502.05436759745" calcext:value-type="float">
            <text:p>1502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64884007286743" calcext:value-type="float">
            <text:p>0.565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88513746813546" calcext:value-type="float">
            <text:p>0.89</text:p>
          </table:table-cell>
          <table:table-cell office:value-type="float" office:value="0.630675652844379" calcext:value-type="float">
            <text:p>0.631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360.27068861295" calcext:value-type="float">
            <text:p>1360.3</text:p>
          </table:table-cell>
          <table:table-cell office:value-type="float" office:value="1268.04607564098" calcext:value-type="float">
            <text:p>126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9690094551508" calcext:value-type="float">
            <text:p>0.63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94041393260475" calcext:value-type="float">
            <text:p>0.79</text:p>
          </table:table-cell>
          <table:table-cell office:value-type="float" office:value="0.554408548825143" calcext:value-type="float">
            <text:p>0.554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279.57152922006" calcext:value-type="float">
            <text:p>2279.6</text:p>
          </table:table-cell>
          <table:table-cell office:value-type="float" office:value="2169.00748551761" calcext:value-type="float">
            <text:p>2169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3952302474801" calcext:value-type="float">
            <text:p>0.654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64581756357173" calcext:value-type="float">
            <text:p>0.76</text:p>
          </table:table-cell>
          <table:table-cell office:value-type="float" office:value="0.929090036297628" calcext:value-type="float">
            <text:p>0.929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float" office:value="1966.49268288293" calcext:value-type="float">
            <text:p>1966.5</text:p>
          </table:table-cell>
          <table:table-cell office:value-type="float" office:value="1964.95403043558" calcext:value-type="float">
            <text:p>1965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2214284392002" calcext:value-type="float">
            <text:p>0.502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46693217724757" calcext:value-type="float">
            <text:p>0.75</text:p>
          </table:table-cell>
          <table:table-cell office:value-type="float" office:value="0.80148779483302" calcext:value-type="float">
            <text:p>0.801</text:p>
          </table:table-cell>
        </table:table-row>
        <table:table-row table:style-name="ro2">
          <table:table-cell office:value-type="string" calcext:value-type="string">
            <text:p>Favre4ever</text:p>
          </table:table-cell>
          <table:table-cell table:number-columns-repeated="2" office:value-type="float" office:value="2132.84759707221" calcext:value-type="float">
            <text:p>2132.8</text:p>
          </table:table-cell>
          <table:table-cell office:value-type="float" office:value="2248.37987274836" calcext:value-type="float">
            <text:p>2248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9604489550869" calcext:value-type="float">
            <text:p>0.34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36150456463717" calcext:value-type="float">
            <text:p>0.74</text:p>
          </table:table-cell>
          <table:table-cell office:value-type="float" office:value="0.869289437063254" calcext:value-type="float">
            <text:p>0.869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45.37539547796" calcext:value-type="float">
            <text:p>1145.4</text:p>
          </table:table-cell>
          <table:table-cell office:value-type="float" office:value="1244.71764738053" calcext:value-type="float">
            <text:p>1244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0807757151117" calcext:value-type="float">
            <text:p>0.361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92889759283342" calcext:value-type="float">
            <text:p>0.69</text:p>
          </table:table-cell>
          <table:table-cell office:value-type="float" office:value="0.466823196428989" calcext:value-type="float">
            <text:p>0.467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number-columns-repeated="2" office:value-type="float" office:value="1156.16215825207" calcext:value-type="float">
            <text:p>1156.2</text:p>
          </table:table-cell>
          <table:table-cell office:value-type="float" office:value="1248.69206874297" calcext:value-type="float">
            <text:p>1248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9900199681168" calcext:value-type="float">
            <text:p>0.37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75857975247068" calcext:value-type="float">
            <text:p>0.68</text:p>
          </table:table-cell>
          <table:table-cell office:value-type="float" office:value="0.471219581314863" calcext:value-type="float">
            <text:p>0.471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float" office:value="1662.16673191729" calcext:value-type="float">
            <text:p>1662.2</text:p>
          </table:table-cell>
          <table:table-cell office:value-type="float" office:value="1662.16384250427" calcext:value-type="float">
            <text:p>166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0004158199588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66661122446658" calcext:value-type="float">
            <text:p>0.67</text:p>
          </table:table-cell>
          <table:table-cell office:value-type="float" office:value="0.677452990395137" calcext:value-type="float">
            <text:p>0.677</text:p>
          </table:table-cell>
        </table:table-row>
        <table:table-row table:style-name="ro2">
          <table:table-cell office:value-type="string" calcext:value-type="string">
            <text:p>MrOsoVC8</text:p>
          </table:table-cell>
          <table:table-cell table:number-columns-repeated="2" office:value-type="float" office:value="2275.43845139892" calcext:value-type="float">
            <text:p>2275.4</text:p>
          </table:table-cell>
          <table:table-cell office:value-type="float" office:value="2141.6173185227" calcext:value-type="float">
            <text:p>214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0.683593651579993" calcext:value-type="float">
            <text:p>0.684</text:p>
          </table:table-cell>
          <table:table-cell office:value-type="float" office:value="0.5" calcext:value-type="float">
            <text:p>0.500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31428676735583" calcext:value-type="float">
            <text:p>0.73</text:p>
          </table:table-cell>
          <table:table-cell office:value-type="float" office:value="0.617142945995649" calcext:value-type="float">
            <text:p>0.62</text:p>
          </table:table-cell>
          <table:table-cell office:value-type="float" office:value="0.927405508581062" calcext:value-type="float">
            <text:p>0.92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87.47758031091" calcext:value-type="float">
            <text:p>1787.5</text:p>
          </table:table-cell>
          <table:table-cell office:value-type="float" office:value="1802.71911635472" calcext:value-type="float">
            <text:p>1802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079726203799" calcext:value-type="float">
            <text:p>0.478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522925332946305" calcext:value-type="float">
            <text:p>0.52</text:p>
          </table:table-cell>
          <table:table-cell office:value-type="float" office:value="0.728526211476446" calcext:value-type="float">
            <text:p>0.729</text:p>
          </table:table-cell>
        </table:table-row>
        <table:table-row table:style-name="ro2">
          <table:table-cell office:value-type="string" calcext:value-type="string">
            <text:p>El Docente</text:p>
          </table:table-cell>
          <table:table-cell table:number-columns-repeated="2" office:value-type="float" office:value="1751.3709558674" calcext:value-type="float">
            <text:p>1751.4</text:p>
          </table:table-cell>
          <table:table-cell office:value-type="float" office:value="1666.77477723285" calcext:value-type="float">
            <text:p>166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0.61939350216332" calcext:value-type="float">
            <text:p>0.619</text:p>
          </table:table-cell>
          <table:table-cell office:value-type="float" office:value="0.5" calcext:value-type="float">
            <text:p>0.500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807241274333164" calcext:value-type="float">
            <text:p>0.81</text:p>
          </table:table-cell>
          <table:table-cell office:value-type="float" office:value="0.479299506635316" calcext:value-type="float">
            <text:p>0.48</text:p>
          </table:table-cell>
          <table:table-cell office:value-type="float" office:value="0.713810154276748" calcext:value-type="float">
            <text:p>0.714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table:number-columns-repeated="2" office:value-type="float" office:value="2304.35928871814" calcext:value-type="float">
            <text:p>2304.4</text:p>
          </table:table-cell>
          <table:table-cell office:value-type="float" office:value="2223.74118129247" calcext:value-type="float">
            <text:p>222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3980464116388" calcext:value-type="float">
            <text:p>0.614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271452719438762" calcext:value-type="float">
            <text:p>0.27</text:p>
          </table:table-cell>
          <table:table-cell office:value-type="float" office:value="0.939192838546473" calcext:value-type="float">
            <text:p>0.939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590.72145842369" calcext:value-type="float">
            <text:p>1590.7</text:p>
          </table:table-cell>
          <table:table-cell office:value-type="float" office:value="1637.93027629616" calcext:value-type="float">
            <text:p>1637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2476099398486" calcext:value-type="float">
            <text:p>0.43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48333881434264" calcext:value-type="float">
            <text:p>0.648</text:p>
          </table:table-cell>
        </table:table-row>
        <table:table-row table:style-name="ro2">
          <table:table-cell office:value-type="string" calcext:value-type="string">
            <text:p>kiritastrich</text:p>
          </table:table-cell>
          <table:table-cell table:number-columns-repeated="2" office:value-type="float" office:value="1800.89209445774" calcext:value-type="float">
            <text:p>1800.9</text:p>
          </table:table-cell>
          <table:table-cell office:value-type="float" office:value="1878.25133767537" calcext:value-type="float">
            <text:p>187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90475099478188" calcext:value-type="float">
            <text:p>0.390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3993594831535" calcext:value-type="float">
            <text:p>0.734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float" office:value="1812.59667152881" calcext:value-type="float">
            <text:p>1812.6</text:p>
          </table:table-cell>
          <table:table-cell office:value-type="float" office:value="1961.26424072301" calcext:value-type="float">
            <text:p>196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8217734253274" calcext:value-type="float">
            <text:p>0.2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8764055330983" calcext:value-type="float">
            <text:p>0.739</text:p>
          </table:table-cell>
        </table:table-row>
        <table:table-row table:style-name="ro2">
          <table:table-cell table:style-name="ce2" office:value-type="string" calcext:value-type="string">
            <text:p>Pronoob</text:p>
          </table:table-cell>
          <table:table-cell table:style-name="ce6" office:value-type="float" office:value="1738.25658931242" calcext:value-type="float">
            <text:p>1738.3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6" office:value-type="float" office:value="0.708465102742982" calcext:value-type="float">
            <text:p>0.708</text:p>
          </table:table-cell>
        </table:table-row>
        <table:table-row table:style-name="ro2">
          <table:table-cell table:style-name="ce2" office:value-type="string" calcext:value-type="string">
            <text:p>Sense</text:p>
          </table:table-cell>
          <table:table-cell table:style-name="ce6" office:value-type="float" office:value="947.971491495715" calcext:value-type="float">
            <text:p>948.0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6" office:value-type="float" office:value="0.386468741453955" calcext:value-type="float">
            <text:p>0.386</text:p>
          </table:table-cell>
        </table:table-row>
      </table:table>
      <table:table table:name="Payout_Calculation" table:style-name="ta1">
        <table:table-column table:style-name="co1" table:default-cell-style-name="ce27"/>
        <table:table-column table:style-name="co2" table:default-cell-style-name="ce41"/>
        <table:table-column table:style-name="co3" table:default-cell-style-name="ce38"/>
        <table:table-column table:style-name="co4" table:default-cell-style-name="ce28"/>
        <table:table-column table:style-name="co1" table:number-columns-repeated="2" table:default-cell-style-name="ce38"/>
        <table:table-column table:style-name="co1" table:default-cell-style-name="ce41"/>
        <table:table-row table:style-name="ro1">
          <table:table-cell table:style-name="ce44" office:value-type="string" calcext:value-type="string">
            <text:p>Name</text:p>
          </table:table-cell>
          <table:table-cell table:style-name="ce45" office:value-type="string" calcext:value-type="string">
            <text:p>Grade</text:p>
          </table:table-cell>
          <table:table-cell table:style-name="ce45" office:value-type="string" calcext:value-type="string">
            <text:p>Skill Rate</text:p>
          </table:table-cell>
          <table:table-cell table:style-name="ce45" office:value-type="string" calcext:value-type="string">
            <text:p>Skill Bias</text:p>
          </table:table-cell>
          <table:table-cell table:style-name="ce45" office:value-type="string" calcext:value-type="string">
            <text:p>Personal Contribution</text:p>
          </table:table-cell>
          <table:table-cell table:style-name="ce45" office:value-type="string" calcext:value-type="string">
            <text:p>Payout Fraction</text:p>
          </table:table-cell>
          <table:table-cell table:style-name="ce45" office:value-type="string" calcext:value-type="string">
            <text:p>Total Payout [$USD]</text:p>
          </table:table-cell>
        </table:table-row>
        <table:table-row table:style-name="ro2">
          <table:table-cell table:style-name="ce28" office:value-type="string" calcext:value-type="string">
            <text:p>leonovoo</text:p>
          </table:table-cell>
          <table:table-cell office:value-type="float" office:value="2.07623397216946" calcext:value-type="float">
            <text:p>2.08</text:p>
          </table:table-cell>
          <table:table-cell office:value-type="float" office:value="0.759805289818206" calcext:value-type="float">
            <text:p>0.760</text:p>
          </table:table-cell>
          <table:table-cell office:value-type="float" office:value="1.25" calcext:value-type="float">
            <text:p>1.25</text:p>
          </table:table-cell>
          <table:table-cell table:formula="of:=[.B2]*[.C2]^[.D2]" office:value-type="float" office:value="1.47283529785195" calcext:value-type="float">
            <text:p>1.473</text:p>
          </table:table-cell>
          <table:table-cell table:formula="of:=[.E2]/SUM([.$E$2:.$E$9])" office:value-type="float" office:value="0.178463171113841" calcext:value-type="float">
            <text:p>0.178</text:p>
          </table:table-cell>
          <table:table-cell table:formula="of:=[.F2]*[.$B$11]" office:value-type="float" office:value="14.2770536891073" calcext:value-type="float">
            <text:p>14.28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style-name="ce40" office:value-type="float" office:value="1.8862869362941" calcext:value-type="float">
            <text:p>1.89</text:p>
          </table:table-cell>
          <table:table-cell table:style-name="ce37" office:value-type="float" office:value="0.702117502259461" calcext:value-type="float">
            <text:p>0.702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3]*[.C3]^[.D3]" office:value-type="float" office:value="1.21232763768731" calcext:value-type="float">
            <text:p>1.212</text:p>
          </table:table-cell>
          <table:table-cell table:style-name="ce37" table:formula="of:=[.E3]/SUM([.$E$2:.$E$9])" office:value-type="float" office:value="0.146897507797492" calcext:value-type="float">
            <text:p>0.147</text:p>
          </table:table-cell>
          <table:table-cell table:style-name="ce40" table:formula="of:=[.F3]*[.$B$11]" office:value-type="float" office:value="11.7518006237994" calcext:value-type="float">
            <text:p>11.75</text:p>
          </table:table-cell>
        </table:table-row>
        <table:table-row table:style-name="ro2">
          <table:table-cell table:style-name="ce28" office:value-type="string" calcext:value-type="string">
            <text:p>e1sTea</text:p>
          </table:table-cell>
          <table:table-cell office:value-type="float" office:value="1.626408960382" calcext:value-type="float">
            <text:p>1.63</text:p>
          </table:table-cell>
          <table:table-cell office:value-type="float" office:value="0.849715974735033" calcext:value-type="float">
            <text:p>0.850</text:p>
          </table:table-cell>
          <table:table-cell office:value-type="float" office:value="1.25" calcext:value-type="float">
            <text:p>1.25</text:p>
          </table:table-cell>
          <table:table-cell table:formula="of:=[.B4]*[.C4]^[.D4]" office:value-type="float" office:value="1.32685048394346" calcext:value-type="float">
            <text:p>1.327</text:p>
          </table:table-cell>
          <table:table-cell table:formula="of:=[.E4]/SUM([.$E$2:.$E$9])" office:value-type="float" office:value="0.160774219156641" calcext:value-type="float">
            <text:p>0.161</text:p>
          </table:table-cell>
          <table:table-cell table:formula="of:=[.F4]*[.$B$11]" office:value-type="float" office:value="12.8619375325313" calcext:value-type="float">
            <text:p>12.86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style-name="ce40" office:value-type="float" office:value="1.50761124839048" calcext:value-type="float">
            <text:p>1.51</text:p>
          </table:table-cell>
          <table:table-cell table:style-name="ce37" office:value-type="float" office:value="0.797225859242162" calcext:value-type="float">
            <text:p>0.797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5]*[.C5]^[.D5]" office:value-type="float" office:value="1.13570644580838" calcext:value-type="float">
            <text:p>1.136</text:p>
          </table:table-cell>
          <table:table-cell table:style-name="ce37" table:formula="of:=[.E5]/SUM([.$E$2:.$E$9])" office:value-type="float" office:value="0.137613332644182" calcext:value-type="float">
            <text:p>0.138</text:p>
          </table:table-cell>
          <table:table-cell table:style-name="ce40" table:formula="of:=[.F5]*[.$B$11]" office:value-type="float" office:value="11.0090666115346" calcext:value-type="float">
            <text:p>11.01</text:p>
          </table:table-cell>
        </table:table-row>
        <table:table-row table:style-name="ro2">
          <table:table-cell table:style-name="ce28" office:value-type="string" calcext:value-type="string">
            <text:p>harooooo</text:p>
          </table:table-cell>
          <table:table-cell office:value-type="float" office:value="1.31225614561884" calcext:value-type="float">
            <text:p>1.31</text:p>
          </table:table-cell>
          <table:table-cell office:value-type="float" office:value="0.777467877606525" calcext:value-type="float">
            <text:p>0.777</text:p>
          </table:table-cell>
          <table:table-cell office:value-type="float" office:value="1.25" calcext:value-type="float">
            <text:p>1.25</text:p>
          </table:table-cell>
          <table:table-cell table:formula="of:=[.B6]*[.C6]^[.D6]" office:value-type="float" office:value="0.958013619955692" calcext:value-type="float">
            <text:p>0.958</text:p>
          </table:table-cell>
          <table:table-cell table:formula="of:=[.E6]/SUM([.$E$2:.$E$9])" office:value-type="float" office:value="0.11608232694918" calcext:value-type="float">
            <text:p>0.116</text:p>
          </table:table-cell>
          <table:table-cell table:formula="of:=[.F6]*[.$B$11]" office:value-type="float" office:value="9.28658615593442" calcext:value-type="float">
            <text:p>9.29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style-name="ce40" office:value-type="float" office:value="1.29694808720267" calcext:value-type="float">
            <text:p>1.30</text:p>
          </table:table-cell>
          <table:table-cell table:style-name="ce37" office:value-type="float" office:value="0.699562283148107" calcext:value-type="float">
            <text:p>0.700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7]*[.C7]^[.D7]" office:value-type="float" office:value="0.829765886532875" calcext:value-type="float">
            <text:p>0.830</text:p>
          </table:table-cell>
          <table:table-cell table:style-name="ce37" table:formula="of:=[.E7]/SUM([.$E$2:.$E$9])" office:value-type="float" office:value="0.100542573639235" calcext:value-type="float">
            <text:p>0.101</text:p>
          </table:table-cell>
          <table:table-cell table:style-name="ce40" table:formula="of:=[.F7]*[.$B$11]" office:value-type="float" office:value="8.04340589113883" calcext:value-type="float">
            <text:p>8.04</text:p>
          </table:table-cell>
        </table:table-row>
        <table:table-row table:style-name="ro2">
          <table:table-cell table:style-name="ce28" office:value-type="string" calcext:value-type="string">
            <text:p>Metalmania</text:p>
          </table:table-cell>
          <table:table-cell office:value-type="float" office:value="1.26026288403172" calcext:value-type="float">
            <text:p>1.26</text:p>
          </table:table-cell>
          <table:table-cell office:value-type="float" office:value="0.638710455737988" calcext:value-type="float">
            <text:p>0.639</text:p>
          </table:table-cell>
          <table:table-cell office:value-type="float" office:value="1.25" calcext:value-type="float">
            <text:p>1.25</text:p>
          </table:table-cell>
          <table:table-cell table:formula="of:=[.B8]*[.C8]^[.D8]" office:value-type="float" office:value="0.719600038837174" calcext:value-type="float">
            <text:p>0.720</text:p>
          </table:table-cell>
          <table:table-cell table:formula="of:=[.E8]/SUM([.$E$2:.$E$9])" office:value-type="float" office:value="0.0871937989616505" calcext:value-type="float">
            <text:p>0.087</text:p>
          </table:table-cell>
          <table:table-cell table:formula="of:=[.F8]*[.$B$11]" office:value-type="float" office:value="6.97550391693204" calcext:value-type="float">
            <text:p>6.98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style-name="ce40" office:value-type="float" office:value="1.22739948168301" calcext:value-type="float">
            <text:p>1.23</text:p>
          </table:table-cell>
          <table:table-cell table:style-name="ce37" office:value-type="float" office:value="0.562399889934728" calcext:value-type="float">
            <text:p>0.562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9]*[.C9]^[.D9]" office:value-type="float" office:value="0.597781498421979" calcext:value-type="float">
            <text:p>0.598</text:p>
          </table:table-cell>
          <table:table-cell table:style-name="ce37" table:formula="of:=[.E9]/SUM([.$E$2:.$E$9])" office:value-type="float" office:value="0.0724330697377773" calcext:value-type="float">
            <text:p>0.072</text:p>
          </table:table-cell>
          <table:table-cell table:style-name="ce40" table:formula="of:=[.F9]*[.$B$11]" office:value-type="float" office:value="5.79464557902218" calcext:value-type="float">
            <text:p>5.79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29" office:value-type="float" office:value="80" calcext:value-type="float">
            <text:p>80</text:p>
          </table:table-cell>
          <table:table-cell table:style-name="ce27" office:value-type="string" calcext:value-type="string">
            <text:p>$[USD]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1:53:01.512379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0T11:53:32.342381414</dc:date>
    <meta:editing-duration>PT10H32M48S</meta:editing-duration>
    <meta:editing-cycles>7</meta:editing-cycles>
    <meta:generator>LibreOffice/24.2.7.2$Linux_X86_64 LibreOffice_project/420$Build-2</meta:generator>
    <meta:document-statistic meta:table-count="2" meta:cell-count="546" meta:object-count="0"/>
  </office:meta>
</office:document-meta>
</file>